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477" officeooo:paragraph-rsid="000664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3:28:34.228682876</meta:creation-date>
    <dc:date>2024-05-21T23:29:06.781551591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3.7.2$Linux_X86_64 LibreOffice_project/30$Build-2</meta:generator>
  </office:meta>
</office:document-meta>
</file>